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language="en" fo:country="US"/>
    </style:style>
    <style:style style:name="P3" style:family="paragraph" style:parent-style-name="Text_20_body" style:list-style-name="L1">
      <style:text-properties fo:language="en" fo:country="US" officeooo:rsid="00142d52" officeooo:paragraph-rsid="00142d52"/>
    </style:style>
    <style:style style:name="P4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5" style:family="paragraph" style:parent-style-name="Text_20_body">
      <style:text-properties fo:language="en" fo:country="US" style:text-underline-style="solid" style:text-underline-width="auto" style:text-underline-color="font-color" fo:font-weight="normal" officeooo:paragraph-rsid="001562a9" style:font-weight-asian="normal" style:font-weight-complex="normal"/>
    </style:style>
    <style:style style:name="P6" style:family="paragraph" style:parent-style-name="Text_20_body">
      <style:text-properties fo:language="en" fo:country="US" style:text-underline-style="none" fo:font-weight="normal" officeooo:rsid="001562a9" officeooo:paragraph-rsid="001562a9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officeooo:rsid="001562a9" officeooo:paragraph-rsid="001562a9" style:font-weight-asian="normal" style:font-weight-complex="normal"/>
    </style:style>
    <style:style style:name="P8" style:family="paragraph" style:parent-style-name="Text_20_body" style:list-style-name="L2">
      <style:text-properties fo:language="en" fo:country="US" style:text-underline-style="none" fo:font-weight="normal" officeooo:rsid="001562a9" officeooo:paragraph-rsid="0016c4da" style:font-weight-asian="normal" style:font-weight-complex="normal"/>
    </style:style>
    <style:style style:name="P9" style:family="paragraph" style:parent-style-name="Text_20_body" style:list-style-name="L2">
      <style:text-properties fo:language="en" fo:country="US" style:text-underline-style="none" fo:font-weight="normal" officeooo:rsid="00142d52" officeooo:paragraph-rsid="0016c4da" style:font-weight-asian="normal" style:font-weight-complex="normal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Text_20_body">
      <style:text-properties style:text-underline-style="solid" style:text-underline-width="auto" style:text-underline-color="font-color"/>
    </style:style>
    <style:style style:name="P12" style:family="paragraph" style:parent-style-name="Text_20_body" style:list-style-name="L2">
      <style:text-properties officeooo:paragraph-rsid="001562a9"/>
    </style:style>
    <style:style style:name="T1" style:family="text">
      <style:text-properties fo:language="en" fo:country="US"/>
    </style:style>
    <style:style style:name="T2" style:family="text">
      <style:text-properties officeooo:rsid="0015acc0"/>
    </style:style>
    <style:style style:name="T3" style:family="text">
      <style:text-properties officeooo:rsid="0016c4da"/>
    </style:style>
    <style:style style:name="T4" style:family="text">
      <style:text-properties officeooo:rsid="00142d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11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4502074255023172351" text:style-name="L1">
        <text:list-item>
          <text:p text:style-name="P1">MATLAB classification forest </text:p>
          <text:list>
            <text:list-item>
              <text:p text:style-name="P1">(default settings) – 10 trees: 64,53%; <text:span text:style-name="T1">11 trees: 66,01%; </text:span>100 trees 69,46%; 1000 trees 70,94%</text:p>
            </text:list-item>
            <text:list-item>
              <text:p text:style-name="P1"><text:bookmark-start text:name="__DdeLink__24_86742519"/>(100 trees, Fboot: 1, SampleWithReplacement: <text:span text:style-name="T1">'on', NvarToSample: 2000, MinLeaf: 1, SplitCriterion: 'deviance', Surrogate: 'off'): 74,88%</text:span><text:bookmark-end text:name="__DdeLink__24_86742519"/></text:p>
            </text:list-item>
          </text:list>
        </text:list-item>
        <text:list-item>
          <text:p text:style-name="P2">Stump forest </text:p>
          <text:list>
            <text:list-item>
              <text:p text:style-name="P2">Stump trees (11): 58,13%</text:p>
            </text:list-item>
            <text:list-item>
              <text:p text:style-name="P2">Linear trees (11): 66,01%</text:p>
            </text:list-item>
          </text:list>
        </text:list-item>
        <text:list-item>
          <text:p text:style-name="P3">Linear tree forest (11): 71,92%</text:p>
        </text:list-item>
        <text:list-item>
          <text:p text:style-name="P1">PCA → LDA (20 features): 75%</text:p>
        </text:list-item>
        <text:list-item>
          <text:p text:style-name="P1">SVM: 99%</text:p>
        </text:list-item>
        <text:list-item>
          <text:p text:style-name="P1">RDA: 100%</text:p>
        </text:list-item>
      </text:list>
      <text:p text:style-name="P11">Data - fMRI structure connectivity matrices 90x90, 203 subjects - 112 volunteers, 91 patients</text:p>
      <text:p text:style-name="Text_20_body">LOO performaces:</text:p>
      <text:list xml:id="list124917885848997" text:continue-numbering="true" text:style-name="L1">
        <text:list-item>
          <text:p text:style-name="P10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4"><text:span text:style-name="T1">Stump forest (11 trees – primitive version): 5</text:span>7,14<text:span text:style-name="T1">%</text:span></text:p>
        </text:list-item>
        <text:list-item>
          <text:p text:style-name="P4">SVM: 57%</text:p>
        </text:list-item>
        <text:list-item>
          <text:p text:style-name="P4">RDA: 67%</text:p>
        </text:list-item>
      </text:list>
      <text:p text:style-name="P5">Data – <text:bookmark-start text:name="__DdeLink__22_867425191"/>fMRI function connectivity matrices 90x90, 203 subjects - 112 volunteers, 91 patients<text:bookmark-end text:name="__DdeLink__22_867425191"/></text:p>
      <text:p text:style-name="P6">LOO performaces:</text:p>
      <text:list xml:id="list808685692361486700" text:style-name="L2">
        <text:list-item>
          <text:p text:style-name="P12">MATLAB classification forest </text:p>
          <text:list>
            <text:list-item>
              <text:p text:style-name="P7">(default settings) – 11 trees: 62,11%</text:p>
            </text:list-item>
            <text:list-item>
              <text:p text:style-name="P8">(1<text:span text:style-name="T3">1</text:span> trees, Fboot: 1, SampleWithReplacement: 'on', NvarToSample: 2000, MinLeaf: 1, SplitCriterion: 'deviance', Surrogate: 'off'): <text:span text:style-name="T3">65,79</text:span>%</text:p>
            </text:list-item>
          </text:list>
        </text:list-item>
        <text:list-item>
          <text:p text:style-name="P9">Linear tree forest (11): </text:p>
          <text:list>
            <text:list-item>
              <text:p text:style-name="P8"><text:bookmark-start text:name="__DdeLink__62_1228293541"/>(<text:span text:style-name="T3">maxSplits = 10</text:span>) – 11 trees: <text:span text:style-name="T3">71</text:span>,<text:span text:style-name="T3">58</text:span>%<text:bookmark-end text:name="__DdeLink__62_1228293541"/></text:p>
            </text:list-item>
            <text:list-item>
              <text:p text:style-name="P8">(<text:span text:style-name="T3">maxSplits = 25, 50, Inf</text:span>) – 11 trees: <text:span text:style-name="T3">73</text:span>,<text:span text:style-name="T3">68</text:span>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5-12T12:49:16.474368626</dc:date>
    <meta:editing-duration>PT5H51M15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96" meta:character-count="1294" meta:non-whitespace-character-count="1134"/>
  </office:meta>
</office:document-meta>
</file>